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serif" svg:font-family="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officeooo:rsid="0028f804" officeooo:paragraph-rsid="0028f804"/>
    </style:style>
    <style:style style:name="T1" style:family="text">
      <style:text-properties style:font-name="sans-serif" fo:font-size="12.75pt"/>
    </style:style>
    <style:style style:name="T2" style:family="text">
      <style:text-properties style:font-name="serif" fo:font-size="15pt"/>
    </style:style>
    <style:style style:name="T3" style:family="text">
      <style:text-properties style:font-name="serif" fo:font-size="15pt" officeooo:rsid="002e7536"/>
    </style:style>
    <style:style style:name="T4" style:family="text">
      <style:text-properties style:font-name="serif" fo:font-size="9.7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2">S</text:span><text:span text:style-name="T4">ISTEMAS</text:span><text:span text:style-name="T2"> O</text:span><text:span text:style-name="T4">PERATIVOS</text:span><text:span text:style-name="T2"> M</text:span><text:span text:style-name="T4">ONOPUESTO</text:span><text:span text:style-name="T2"> T</text:span><text:span text:style-name="T4">ERMINAL</text:span><text:span text:style-name="T2"> L</text:span><text:span text:style-name="T4">INUX</text:span><text:span text:style-name="T2"> IV</text:span></text:p>
      <text:h text:style-name="Heading_20_2" text:outline-level="2">1. Muestra en pantalla la fecha y hora actual.</text:h>
      <text:p text:style-name="Text_20_body"/>
      <text:h text:style-name="Heading_20_2" text:outline-level="2"><text:soft-page-break/>2. Obtén el calendario de junio de 1998.</text:h>
      <text:h text:style-name="Heading_20_2" text:outline-level="2">3. Ejectua las siguientes órdenes y observa el resultado:<text:line-break/>echo date<text:line-break/>echo 'date'<text:line-break/>echo `date`</text:h>
      <text:h text:style-name="Heading_20_2" text:outline-level="2">4. Propón una expresión con comodines que incluya todos los nombres terminados en txt.</text:h>
      <text:h text:style-name="Heading_20_2" text:outline-level="2">5. Crea una expresión con comodines que incluya los nombres de ficheros que contengan el caráter a o el carácter b.</text:h>
      <text:h text:style-name="Heading_20_2" text:outline-level="2">6. Construye una expresión con comodines que incluya los archivos equipoA, equipoB, … hasta equipoM.</text:h>
      <text:h text:style-name="Heading_20_2" text:outline-level="2">7. Elabora una expresión con comodines que incluya las palabras Cap12, Cap13, hasta Cap19.</text:h>
      <text:h text:style-name="Heading_20_2" text:outline-level="2">8. Propón una expresión con comodines que comprenda nombres que comiencen por un dígito<text:line-break/>seguido por tres caracteres cualesquiera, un signo + y cualquier terminación.</text:h>
      <text:h text:style-name="Heading_20_2" text:outline-level="2">9. Comprueba cuál es el directorio actual.</text:h>
      <text:h text:style-name="Heading_20_2" text:outline-level="2">10. Crea en tu directorio de trabajo los subdirectorios PRUEBA1 y PRUEBA2, y en este último el directorio PRUEBA2.1</text:h>
      <text:h text:style-name="Heading_20_2" text:outline-level="2">11. Convierte el directorio PRUEBA2.1 en el directorio actual. Compruébalo.</text:h>
      <text:h text:style-name="Heading_20_2" text:outline-level="2">12. Sitúate en el directorio raíz.</text:h>
      <text:h text:style-name="Heading_20_2" text:outline-level="2"><text:soft-page-break/>13. Vuelve a tu directorio HOME y elimina el directorio PRUEBA2.1</text:h>
      <text:h text:style-name="Heading_20_2" text:outline-level="2">14. Desde el directorio HOME visualiza el contenido del directiro raíz.</text:h>
      <text:h text:style-name="Heading_20_2" text:outline-level="2">15. Modifica la orden anterior para mostrar información detallada de cada archivo.</text:h>
      <text:h text:style-name="Heading_20_2" text:outline-level="2">16. Sitúate en el directorio HOME y compureba si las siguientes órdenes son equivalentes:<text:line-break/>cd /etc<text:line-break/>cd ../../etc<text:line-break/>cd</text:h>
      <text:h text:style-name="Heading_20_2" text:outline-level="2">17. Colócate en tu directorio HOME. Crea, a partir de él, la siguiente estructura de directorios:<text:line-break/>TRABAJOS<text:line-break/>TEXTOS<text:line-break/>MODELOS<text:line-break/>IMPRESOS<text:line-break/>INSTANCIAS<text:line-break/>CIRCULARES<text:line-break/>INFORMES<text:line-break/>COPIAS<text:line-break/>TEMPORAL</text:h>
      <text:h text:style-name="Heading_20_2" text:outline-level="2"><text:span text:style-name="T2">18.</text:span> <text:span text:style-name="T2">Intenta crear en el directorio COPIAS dos directorios con el mismo nombre: INF</text:span></text:h>
      <text:h text:style-name="Heading_20_2" text:outline-level="2"><text:span text:style-name="T2">19.</text:span> <text:span text:style-name="T2">Trata ahora de crearlos en distintos directorios: COPIAS y TEMPORAL.</text:span></text:h>
      <text:h text:style-name="Heading_20_2" text:outline-level="2"><text:soft-page-break/><text:span text:style-name="T2">20.</text:span> <text:span text:style-name="T2">Sitúate en el directorio INFORMES. ¿A qué directorio te llevarán las siguientes órdenes:</text:span><text:line-break/><text:span text:style-name="T2">cd ..</text:span><text:line-break/><text:span text:style-name="T2">cd ../../</text:span><text:line-break/><text:span text:style-name="T2">cd ../IMPRESOS</text:span><text:line-break/><text:span text:style-name="T2">cd ../../TEXTOS</text:span><text:line-break/><text:span text:style-name="T2">(Se supone que tras cada orden regresamos la directorio INFORMES)</text:span></text:h>
      <text:h text:style-name="Heading_20_2" text:outline-level="2"><text:span text:style-name="T2">21.</text:span> <text:span text:style-name="T2">Indica una orden con una ruta absoluta y otra con una ruta relativa para pasar del directorio CIRCULARES al directorio INSTANCIAS.</text:span></text:h>
      <text:h text:style-name="Heading_20_2" text:outline-level="2"><text:span text:style-name="T2">22.</text:span> <text:span text:style-name="T2">Elimina la estrucutra de directorios de la actividad 17</text:span></text:h>
      <text:h text:style-name="Heading_20_2" text:outline-level="2"><text:span text:style-name="T2">23.</text:span> <text:span text:style-name="T2">Crea un directorio .INVISIBLE y trata de descubrirlo con la orden ls.</text:span></text:h>
      <text:h text:style-name="Heading_20_2" text:outline-level="2"><text:span text:style-name="T2">24.</text:span> <text:span text:style-name="T2">Crea en el directorio PRUEBA1 un fichero llamado datos 1 de 4 líneas de texto con el nombre, apellidos, dirección, teléfono de cuatro de tus compañeros. Visualízalo en pantalla.</text:span></text:h>
      <text:h text:style-name="Heading_20_2" text:outline-level="2"><text:span text:style-name="T2">25.</text:span> <text:span text:style-name="T2">Añade al fichero datos1 la fecha del día de creación.</text:span></text:h>
      <text:h text:style-name="Heading_20_2" text:outline-level="2"><text:span text:style-name="T2">26.</text:span> <text:span text:style-name="T2">Haz una copia del archivo datos1 con el nombre datos2.</text:span></text:h>
      <text:h text:style-name="Heading_20_2" text:outline-level="2"><text:span text:style-name="T2">27.</text:span> <text:span text:style-name="T2">Mueve el archivo datos2 al directorio PRUEBA2.</text:span></text:h>
      <text:h text:style-name="Heading_20_2" text:outline-level="2"><text:span text:style-name="T2">28.</text:span> <text:span text:style-name="T2">Cambia el nombre de datos2 por el de datos3.</text:span></text:h>
      <text:h text:style-name="Heading_20_2" text:outline-level="2"><text:span text:style-name="T2">29.</text:span> <text:span text:style-name="T2">Añade todo el contenido de datos2 a datos1. Visualiza el nuevo contenido de datos1.</text:span></text:h>
      <text:h text:style-name="Heading_20_2" text:outline-level="2"><text:span text:style-name="T2">30.</text:span> <text:span text:style-name="T2">Muestra únicamente el día de la fecha del sistema. Utiliza la opción –help para obtener esta </text:span><text:span text:style-name="T3">información</text:span> 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serif" svg:font-family="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8f804" officeooo:paragraph-rsid="0028f80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Alejandro Pérez 1º DAW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5T12:42:17.933000000</meta:creation-date>
    <dc:date>2022-01-27T13:31:14.312000000</dc:date>
    <meta:editing-duration>PT1H2M29S</meta:editing-duration>
    <meta:editing-cycles>18</meta:editing-cycles>
    <meta:generator>LibreOffice/6.2.4.2$Windows_X86_64 LibreOffice_project/2412653d852ce75f65fbfa83fb7e7b669a126d64</meta:generator>
    <meta:document-statistic meta:table-count="0" meta:image-count="0" meta:object-count="0" meta:page-count="4" meta:paragraph-count="32" meta:word-count="456" meta:character-count="2792" meta:non-whitespace-character-count="2367"/>
  </office:meta>
</office:document-meta>
</file>